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2.24013888888889cm"/>
    </style:style>
    <style:style style:name="co5" style:family="table-column">
      <style:table-column-properties fo:break-before="auto" style:column-width="2.36361111111111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3.13972222222222cm"/>
    </style:style>
    <style:style style:name="co8" style:family="table-column">
      <style:table-column-properties fo:break-before="auto" style:column-width="3.51013888888889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3.05152777777778cm"/>
    </style:style>
    <style:style style:name="co11" style:family="table-column">
      <style:table-column-properties fo:break-before="auto" style:column-width="2.62819444444444cm"/>
    </style:style>
    <style:style style:name="co12" style:family="table-column">
      <style:table-column-properties fo:break-before="auto" style:column-width="2.92805555555556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08138888888889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10444444444444cm"/>
    </style:style>
    <style:style style:name="co17" style:family="table-column">
      <style:table-column-properties fo:break-before="auto" style:column-width="2.57527777777778cm"/>
    </style:style>
    <style:style style:name="co18" style:family="table-column">
      <style:table-column-properties fo:break-before="auto" style:column-width="3.82763888888889cm"/>
    </style:style>
    <style:style style:name="co19" style:family="table-column">
      <style:table-column-properties fo:break-before="auto" style:column-width="3.56305555555556cm"/>
    </style:style>
    <style:style style:name="co20" style:family="table-column">
      <style:table-column-properties fo:break-before="auto" style:column-width="2.87513888888889cm"/>
    </style:style>
    <style:style style:name="co21" style:family="table-column">
      <style:table-column-properties fo:break-before="auto" style:column-width="5.3975cm"/>
    </style:style>
    <style:style style:name="co22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Buses" table:style-name="ta2">
        <table:table-column table:style-name="co1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2">
        <table:table-column table:style-name="co1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.5234839999999998" table:style-name="ce3">
            <text:p>3.523484</text:p>
          </table:table-cell>
          <table:table-cell office:value-type="float" office:value="-35.234839999999998" table:style-name="ce3">
            <text:p>-35.23484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.2569045000000001" table:style-name="ce3">
            <text:p>3.2569045</text:p>
          </table:table-cell>
          <table:table-cell office:value-type="float" office:value="-32.569046" table:style-name="ce3">
            <text:p>-32.569046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5.470297" table:style-name="ce3">
            <text:p>15.470297</text:p>
          </table:table-cell>
          <table:table-cell office:value-type="float" office:value="-154.70296999999999" table:style-name="ce3">
            <text:p>-154.70297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1675834199999997" table:style-name="ce3">
            <text:p>9.16758342</text:p>
          </table:table-cell>
          <table:table-cell office:value-type="float" office:value="-91.675834199999997" table:style-name="ce3">
            <text:p>-91.6758342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.5" table:style-name="ce4">
            <text:p>2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.5" table:style-name="ce4">
            <text:p>1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3.5" table:style-name="ce4">
            <text:p>3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2">
        <table:table-column table:style-name="co1" table:number-columns-repeated="2" table:default-cell-style-name="ce3"/>
        <table:table-column table:style-name="co13" table:default-cell-style-name="ce3"/>
        <table:table-column table:style-name="co1" table:number-columns-repeated="6" table:default-cell-style-name="ce3"/>
        <table:table-column table:style-name="co14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2" table:style-name="ce9"/>
          <table:table-cell table:number-columns-repeated="16371" table:style-name="ce1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Loads" table:style-name="ta2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P_Profiles_Load" table:style-name="ta1">
        <table:table-column table:style-name="co1" table:default-cell-style-name="ce1"/>
        <table:table-column table:style-name="co17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Transformers" table:style-name="ta2">
        <table:table-column table:style-name="co1" table:number-columns-repeated="3" table:default-cell-style-name="ce4"/>
        <table:table-column table:style-name="co18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shunts" table:style-name="ta2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contingencies" table:style-name="ta2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10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1">
        <table:table-column table:style-name="co1" table:number-columns-repeated="20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1">
        <table:table-column table:style-name="co21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1">
        <table:table-column table:style-name="co1" table:default-cell-style-name="ce1"/>
        <table:table-column table:style-name="co22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Muhammad USMAN</meta:initial-creator>
    <dc:creator>Wangwei Kong</dc:creator>
    <meta:creation-date>2020-08-07T14:21:31Z</meta:creation-date>
    <dc:date>2022-08-18T19:40:12Z</dc:date>
  </office:meta>
</office:document-meta>
</file>